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304cm" table:align="left"/>
    </style:style>
    <style:style style:name="Table1.A" style:family="table-column">
      <style:table-column-properties style:column-width="2.487cm"/>
    </style:style>
    <style:style style:name="Table1.B" style:family="table-column">
      <style:table-column-properties style:column-width="2.408cm"/>
    </style:style>
    <style:style style:name="Table1.C" style:family="table-column">
      <style:table-column-properties style:column-width="2.117cm"/>
    </style:style>
    <style:style style:name="Table1.D" style:family="table-column">
      <style:table-column-properties style:column-width="1.441cm"/>
    </style:style>
    <style:style style:name="Table1.E" style:family="table-column">
      <style:table-column-properties style:column-width="3.454cm"/>
    </style:style>
    <style:style style:name="Table1.F" style:family="table-column">
      <style:table-column-properties style:column-width="3.201cm"/>
    </style:style>
    <style:style style:name="Table1.G" style:family="table-column">
      <style:table-column-properties style:column-width="2.19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397cm" style:rel-column-width="16383*"/>
    </style:style>
    <style:style style:name="Table2.D" style:family="table-column">
      <style:table-column-properties style:column-width="4.397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098cm" fo:margin-left="0cm" table:align="left"/>
    </style:style>
    <style:style style:name="Table3.A" style:family="table-column">
      <style:table-column-properties style:column-width="2.589cm"/>
    </style:style>
    <style:style style:name="Table3.B" style:family="table-column">
      <style:table-column-properties style:column-width="2.868cm"/>
    </style:style>
    <style:style style:name="Table3.C" style:family="table-column">
      <style:table-column-properties style:column-width="2.639cm"/>
    </style:style>
    <style:style style:name="Table3.D" style:family="table-column">
      <style:table-column-properties style:column-width="2.526cm"/>
    </style:style>
    <style:style style:name="Table3.E" style:family="table-column">
      <style:table-column-properties style:column-width="3.189cm"/>
    </style:style>
    <style:style style:name="Table3.F" style:family="table-column">
      <style:table-column-properties style:column-width="2.302cm"/>
    </style:style>
    <style:style style:name="Table3.G" style:family="table-column">
      <style:table-column-properties style:column-width="1.98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3.517cm" style:rel-column-width="1310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4.397cm" style:rel-column-width="16383*"/>
    </style:style>
    <style:style style:name="Table5.D" style:family="table-column">
      <style:table-column-properties style:column-width="4.397cm" style:rel-column-width="16386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5cm" fo:margin-left="0cm" table:align="left"/>
    </style:style>
    <style:style style:name="Table6.A" style:family="table-column">
      <style:table-column-properties style:column-width="2.408cm"/>
    </style:style>
    <style:style style:name="Table6.B" style:family="table-column">
      <style:table-column-properties style:column-width="2.593cm"/>
    </style:style>
    <style:style style:name="Table6.C" style:family="table-column">
      <style:table-column-properties style:column-width="2.487cm"/>
    </style:style>
    <style:style style:name="Table6.D" style:family="table-column">
      <style:table-column-properties style:column-width="2.91cm"/>
    </style:style>
    <style:style style:name="Table6.E" style:family="table-column">
      <style:table-column-properties style:column-width="1.693cm"/>
    </style:style>
    <style:style style:name="Table6.F" style:family="table-column">
      <style:table-column-properties style:column-width="1.101cm"/>
    </style:style>
    <style:style style:name="Table6.G" style:family="table-column">
      <style:table-column-properties style:column-width="2.198cm"/>
    </style:style>
    <style:style style:name="Table6.H" style:family="table-column">
      <style:table-column-properties style:column-width="2.205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H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8.795cm" style:rel-column-width="32767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2.512cm" style:rel-column-width="9361*"/>
    </style:style>
    <style:style style:name="Table8.B" style:family="table-column">
      <style:table-column-properties style:column-width="2.514cm" style:rel-column-width="9362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G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8f3d" officeooo:paragraph-rsid="001f8f3d"/>
    </style:style>
    <style:style style:name="P2" style:family="paragraph" style:parent-style-name="Standard">
      <style:text-properties officeooo:paragraph-rsid="002116ac"/>
    </style:style>
    <style:style style:name="P3" style:family="paragraph" style:parent-style-name="Standard">
      <style:text-properties officeooo:paragraph-rsid="0022d5a4"/>
    </style:style>
    <style:style style:name="P4" style:family="paragraph" style:parent-style-name="Standard">
      <style:text-properties officeooo:paragraph-rsid="00244662"/>
    </style:style>
    <style:style style:name="P5" style:family="paragraph" style:parent-style-name="Standard">
      <style:text-properties fo:color="#c9211e"/>
    </style:style>
    <style:style style:name="P6" style:family="paragraph" style:parent-style-name="Standard">
      <style:text-properties fo:color="#c9211e" officeooo:paragraph-rsid="002e5364"/>
    </style:style>
    <style:style style:name="P7" style:family="paragraph" style:parent-style-name="Standard">
      <style:text-properties fo:color="#c9211e" officeooo:paragraph-rsid="0030052e"/>
    </style:style>
    <style:style style:name="P8" style:family="paragraph" style:parent-style-name="Standard">
      <style:text-properties fo:color="#c9211e" officeooo:paragraph-rsid="00325034"/>
    </style:style>
    <style:style style:name="P9" style:family="paragraph" style:parent-style-name="Standard">
      <style:text-properties fo:color="#c9211e" officeooo:paragraph-rsid="0034e143"/>
    </style:style>
    <style:style style:name="P10" style:family="paragraph" style:parent-style-name="Standard">
      <style:text-properties fo:color="#c9211e" officeooo:paragraph-rsid="00355386"/>
    </style:style>
    <style:style style:name="P11" style:family="paragraph" style:parent-style-name="Standard">
      <style:text-properties fo:color="#c9211e" officeooo:paragraph-rsid="0036f412"/>
    </style:style>
    <style:style style:name="P12" style:family="paragraph" style:parent-style-name="Standard">
      <style:text-properties fo:color="#c9211e" officeooo:rsid="0039fdc1" officeooo:paragraph-rsid="0039fdc1"/>
    </style:style>
    <style:style style:name="P13" style:family="paragraph" style:parent-style-name="Standard">
      <style:text-properties fo:color="#c9211e" officeooo:paragraph-rsid="00403cb0"/>
    </style:style>
    <style:style style:name="P14" style:family="paragraph" style:parent-style-name="Standard">
      <style:text-properties officeooo:paragraph-rsid="002b0921"/>
    </style:style>
    <style:style style:name="P15" style:family="paragraph" style:parent-style-name="Standard">
      <style:text-properties officeooo:rsid="002c163a" officeooo:paragraph-rsid="002c163a"/>
    </style:style>
    <style:style style:name="P16" style:family="paragraph" style:parent-style-name="Standard">
      <style:text-properties officeooo:rsid="00308025" officeooo:paragraph-rsid="00308025"/>
    </style:style>
    <style:style style:name="P17" style:family="paragraph" style:parent-style-name="Standard">
      <style:text-properties officeooo:rsid="00308025" officeooo:paragraph-rsid="003c9428"/>
    </style:style>
    <style:style style:name="P18" style:family="paragraph" style:parent-style-name="Standard">
      <style:text-properties fo:color="#158466"/>
    </style:style>
    <style:style style:name="P19" style:family="paragraph" style:parent-style-name="Standard">
      <style:text-properties officeooo:paragraph-rsid="003c9428"/>
    </style:style>
    <style:style style:name="P20" style:family="paragraph" style:parent-style-name="Standard">
      <style:text-properties officeooo:rsid="003e3152" officeooo:paragraph-rsid="003e3152"/>
    </style:style>
    <style:style style:name="P21" style:family="paragraph" style:parent-style-name="Standard">
      <style:text-properties officeooo:paragraph-rsid="003e3152"/>
    </style:style>
    <style:style style:name="P22" style:family="paragraph" style:parent-style-name="Standard">
      <style:text-properties officeooo:paragraph-rsid="003fa2bd"/>
    </style:style>
    <style:style style:name="P23" style:family="paragraph" style:parent-style-name="Standard">
      <style:text-properties officeooo:rsid="00403cb0" officeooo:paragraph-rsid="00403cb0"/>
    </style:style>
    <style:style style:name="P24" style:family="paragraph" style:parent-style-name="Standard">
      <style:text-properties fo:color="#5b277d"/>
    </style:style>
    <style:style style:name="P25" style:family="paragraph" style:parent-style-name="Standard">
      <style:text-properties fo:color="#5b277d" officeooo:paragraph-rsid="004b6da1"/>
    </style:style>
    <style:style style:name="P26" style:family="paragraph" style:parent-style-name="Standard">
      <style:text-properties fo:color="#069a2e"/>
    </style:style>
    <style:style style:name="P27" style:family="paragraph" style:parent-style-name="Standard">
      <style:text-properties officeooo:rsid="0049d641" officeooo:paragraph-rsid="0049d641"/>
    </style:style>
    <style:style style:name="P28" style:family="paragraph" style:parent-style-name="Table_20_Contents">
      <style:text-properties officeooo:rsid="002116ac" officeooo:paragraph-rsid="002116ac"/>
    </style:style>
    <style:style style:name="P29" style:family="paragraph" style:parent-style-name="Table_20_Contents">
      <style:text-properties officeooo:rsid="0024bd00" officeooo:paragraph-rsid="0024bd00"/>
    </style:style>
    <style:style style:name="P30" style:family="paragraph" style:parent-style-name="Table_20_Contents">
      <style:text-properties officeooo:rsid="0025e9fc" officeooo:paragraph-rsid="0025e9fc"/>
    </style:style>
    <style:style style:name="P31" style:family="paragraph" style:parent-style-name="Table_20_Contents">
      <style:text-properties officeooo:rsid="002db7b9" officeooo:paragraph-rsid="002db7b9"/>
    </style:style>
    <style:style style:name="P32" style:family="paragraph" style:parent-style-name="Table_20_Contents">
      <style:text-properties officeooo:rsid="002e5364" officeooo:paragraph-rsid="002e5364"/>
    </style:style>
    <style:style style:name="P33" style:family="paragraph" style:parent-style-name="Table_20_Contents">
      <style:text-properties officeooo:rsid="003189a2" officeooo:paragraph-rsid="003189a2"/>
    </style:style>
    <style:style style:name="P34" style:family="paragraph" style:parent-style-name="Table_20_Contents">
      <style:text-properties officeooo:rsid="00325034" officeooo:paragraph-rsid="00325034"/>
    </style:style>
    <style:style style:name="P35" style:family="paragraph" style:parent-style-name="Table_20_Contents">
      <style:text-properties officeooo:rsid="0034e143" officeooo:paragraph-rsid="0034e143"/>
    </style:style>
    <style:style style:name="P36" style:family="paragraph" style:parent-style-name="Table_20_Contents">
      <style:text-properties officeooo:rsid="00355386" officeooo:paragraph-rsid="00355386"/>
    </style:style>
    <style:style style:name="P37" style:family="paragraph" style:parent-style-name="Table_20_Contents">
      <style:text-properties officeooo:rsid="0036f412" officeooo:paragraph-rsid="0036f412"/>
    </style:style>
    <style:style style:name="P38" style:family="paragraph" style:parent-style-name="Table_20_Contents">
      <style:text-properties officeooo:rsid="0039fdc1" officeooo:paragraph-rsid="0039fdc1"/>
    </style:style>
    <style:style style:name="P39" style:family="paragraph" style:parent-style-name="Table_20_Contents">
      <style:text-properties officeooo:rsid="003e3152" officeooo:paragraph-rsid="003e3152"/>
    </style:style>
    <style:style style:name="P40" style:family="paragraph" style:parent-style-name="Table_20_Contents">
      <style:text-properties officeooo:rsid="003e3152" officeooo:paragraph-rsid="003fa2bd"/>
    </style:style>
    <style:style style:name="P41" style:family="paragraph" style:parent-style-name="Table_20_Contents">
      <style:text-properties officeooo:rsid="00403cb0" officeooo:paragraph-rsid="00403cb0"/>
    </style:style>
    <style:style style:name="P42" style:family="paragraph" style:parent-style-name="Table_20_Contents">
      <style:text-properties officeooo:rsid="0041c642" officeooo:paragraph-rsid="0041c642"/>
    </style:style>
    <style:style style:name="P43" style:family="paragraph" style:parent-style-name="Table_20_Contents">
      <style:text-properties officeooo:rsid="004b6da1" officeooo:paragraph-rsid="004b6da1"/>
    </style:style>
    <style:style style:name="P44" style:family="paragraph" style:parent-style-name="Standard">
      <style:text-properties fo:color="#c9211e" officeooo:paragraph-rsid="003189a2"/>
    </style:style>
    <style:style style:name="P45" style:family="paragraph" style:parent-style-name="Standard">
      <style:text-properties fo:color="#158466" officeooo:paragraph-rsid="00403cb0"/>
    </style:style>
    <style:style style:name="P46" style:family="paragraph" style:parent-style-name="Standard">
      <style:text-properties fo:color="#158466" officeooo:paragraph-rsid="005581f4"/>
    </style:style>
    <style:style style:name="P47" style:family="paragraph" style:parent-style-name="Standard">
      <style:text-properties fo:color="#158466" officeooo:paragraph-rsid="0056efbc"/>
    </style:style>
    <style:style style:name="P48" style:family="paragraph" style:parent-style-name="Standard">
      <style:text-properties fo:color="#5b277d" officeooo:paragraph-rsid="004b6da1"/>
    </style:style>
    <style:style style:name="P49" style:family="paragraph" style:parent-style-name="Standard">
      <style:text-properties officeooo:paragraph-rsid="003c9428"/>
    </style:style>
    <style:style style:name="P50" style:family="paragraph" style:parent-style-name="Standard">
      <style:text-properties officeooo:rsid="0051b114" officeooo:paragraph-rsid="0051b114"/>
    </style:style>
    <style:style style:name="P51" style:family="paragraph" style:parent-style-name="Standard">
      <style:text-properties officeooo:rsid="0052b6e8" officeooo:paragraph-rsid="0052b6e8"/>
    </style:style>
    <style:style style:name="P52" style:family="paragraph" style:parent-style-name="Standard">
      <style:text-properties officeooo:rsid="0054ac02" officeooo:paragraph-rsid="0054ac02"/>
    </style:style>
    <style:style style:name="P53" style:family="paragraph" style:parent-style-name="Standard">
      <style:text-properties officeooo:rsid="00583fa3" officeooo:paragraph-rsid="00583fa3"/>
    </style:style>
    <style:style style:name="P54" style:family="paragraph" style:parent-style-name="Standard">
      <style:text-properties fo:color="#069a2e" officeooo:paragraph-rsid="00583fa3"/>
    </style:style>
    <style:style style:name="P55" style:family="paragraph" style:parent-style-name="Standard">
      <style:text-properties fo:color="#069a2e" officeooo:paragraph-rsid="0059631c"/>
    </style:style>
    <style:style style:name="P56" style:family="paragraph" style:parent-style-name="Table_20_Contents">
      <style:text-properties officeooo:rsid="005581f4" officeooo:paragraph-rsid="005581f4"/>
    </style:style>
    <style:style style:name="P57" style:family="paragraph" style:parent-style-name="Table_20_Contents">
      <style:text-properties officeooo:rsid="00583fa3" officeooo:paragraph-rsid="00583fa3"/>
    </style:style>
    <style:style style:name="P58" style:family="paragraph" style:parent-style-name="Table_20_Contents">
      <style:text-properties officeooo:rsid="00586abe"/>
    </style:style>
    <style:style style:name="P59" style:family="paragraph" style:parent-style-name="Table_20_Contents">
      <style:text-properties officeooo:rsid="00586abe" officeooo:paragraph-rsid="00586abe"/>
    </style:style>
    <style:style style:name="P60" style:family="paragraph" style:parent-style-name="Table_20_Contents">
      <style:text-properties officeooo:rsid="0059631c" officeooo:paragraph-rsid="0059631c"/>
    </style:style>
    <style:style style:name="T1" style:family="text">
      <style:text-properties fo:font-weight="bold" officeooo:rsid="002116ac" style:font-weight-asian="bold" style:font-weight-complex="bold"/>
    </style:style>
    <style:style style:name="T2" style:family="text">
      <style:text-properties fo:font-weight="bold" officeooo:rsid="00244662" style:font-weight-asian="bold" style:font-weight-complex="bold"/>
    </style:style>
    <style:style style:name="T3" style:family="text">
      <style:text-properties fo:font-weight="bold" officeooo:rsid="002b0921" style:font-weight-asian="bold" style:font-weight-complex="bold"/>
    </style:style>
    <style:style style:name="T4" style:family="text">
      <style:text-properties fo:font-weight="bold" officeooo:rsid="00583fa3" style:font-weight-asian="bold" style:font-weight-complex="bold"/>
    </style:style>
    <style:style style:name="T5" style:family="text">
      <style:text-properties officeooo:rsid="00244662"/>
    </style:style>
    <style:style style:name="T6" style:family="text">
      <style:text-properties officeooo:rsid="0025e9fc"/>
    </style:style>
    <style:style style:name="T7" style:family="text">
      <style:text-properties fo:color="#c9211e"/>
    </style:style>
    <style:style style:name="T8" style:family="text">
      <style:text-properties officeooo:rsid="002b0921"/>
    </style:style>
    <style:style style:name="T9" style:family="text">
      <style:text-properties officeooo:rsid="0030052e"/>
    </style:style>
    <style:style style:name="T10" style:family="text">
      <style:text-properties fo:color="#158466"/>
    </style:style>
    <style:style style:name="T11" style:family="text">
      <style:text-properties fo:color="#158466" officeooo:rsid="0041c642"/>
    </style:style>
    <style:style style:name="T12" style:family="text">
      <style:text-properties officeooo:rsid="003fa2bd"/>
    </style:style>
    <style:style style:name="T13" style:family="text">
      <style:text-properties fo:color="#5b277d"/>
    </style:style>
    <style:style style:name="T14" style:family="text">
      <style:text-properties fo:color="#069a2e"/>
    </style:style>
    <style:style style:name="T15" style:family="text">
      <style:text-properties fo:color="#069a2e" officeooo:rsid="0056efbc"/>
    </style:style>
    <style:style style:name="T16" style:family="text">
      <style:text-properties officeooo:rsid="004e3ba4"/>
    </style:style>
    <style:style style:name="T17" style:family="text">
      <style:text-properties officeooo:rsid="004ef127"/>
    </style:style>
    <style:style style:name="T18" style:family="text">
      <style:text-properties officeooo:rsid="0050bc94"/>
    </style:style>
    <style:style style:name="T19" style:family="text">
      <style:text-properties officeooo:rsid="0051b114"/>
    </style:style>
    <style:style style:name="T20" style:family="text">
      <style:text-properties officeooo:rsid="005581f4"/>
    </style:style>
    <style:style style:name="T21" style:family="text">
      <style:text-properties officeooo:rsid="00583fa3"/>
    </style:style>
    <style:style style:name="T22" style:family="text">
      <style:text-properties officeooo:rsid="00586abe"/>
    </style:style>
    <style:style style:name="T23" style:family="text">
      <style:text-properties officeooo:rsid="005963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s : <text:span text:style-name="T16">Compile Clas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Table_20_Contents">‘<text:span text:style-name="T1">class’</text:span></text:p>
          </table:table-cell>
          <table:table-cell table:style-name="Table1.A1" office:value-type="string">
            <text:p text:style-name="P28">className</text:p>
          </table:table-cell>
          <table:table-cell table:style-name="Table1.A1" office:value-type="string">
            <text:p text:style-name="Table_20_Contents">‘<text:span text:style-name="T2">{</text:span><text:span text:style-name="T5">‘</text:span></text:p>
          </table:table-cell>
          <table:table-cell table:style-name="Table1.A1" office:value-type="string">
            <text:p text:style-name="P29">c<text:span text:style-name="T6">l</text:span>assVarDec*</text:p>
          </table:table-cell>
          <table:table-cell table:style-name="Table1.A1" office:value-type="string">
            <text:p text:style-name="P30">subroutineDec*</text:p>
          </table:table-cell>
          <table:table-cell table:style-name="Table1.A1" office:value-type="string">
            <text:p text:style-name="P30">SD #2</text:p>
          </table:table-cell>
          <table:table-cell table:style-name="Table1.G1" office:value-type="string">
            <text:p text:style-name="P30">‘<text:span text:style-name="T3">}</text:span><text:span text:style-name="T8">’</text:span></text:p>
          </table:table-cell>
        </table:table-row>
        <table:table-row>
          <table:table-cell table:style-name="Table1.A2" office:value-type="string">
            <text:p text:style-name="P2">&lt;keyword&gt; class &lt;/keyword&gt;</text:p>
          </table:table-cell>
          <table:table-cell table:style-name="Table1.A2" office:value-type="string">
            <text:p text:style-name="P3">&lt;identifier&gt; Main &lt;/identifier&gt;</text:p>
          </table:table-cell>
          <table:table-cell table:style-name="Table1.A2" office:value-type="string">
            <text:p text:style-name="P14">&lt;symbol&gt; { </text:p>
            <text:p text:style-name="P14">&lt;/symbol&gt;</text:p>
          </table:table-cell>
          <table:table-cell table:style-name="Table1.A2" office:value-type="string">
            <text:p text:style-name="P29">&lt;classVarDec&gt;</text:p>
            <text:p text:style-name="P29">red words</text:p>
            <text:p text:style-name="P29">&lt;/classVarDec&gt;</text:p>
          </table:table-cell>
          <table:table-cell table:style-name="Table1.A2" office:value-type="string">
            <text:p text:style-name="P30">&lt;subroutineDec&gt;</text:p>
            <text:p text:style-name="P30">red words #2</text:p>
            <text:p text:style-name="P30">&lt;/subroutineDec</text:p>
          </table:table-cell>
          <table:table-cell table:style-name="Table1.A2" office:value-type="string">
            <text:p text:style-name="P30">&lt;subroutineDec&gt;</text:p>
            <text:p text:style-name="P30">red words #3</text:p>
            <text:p text:style-name="P30">&lt;/subroutineDec</text:p>
          </table:table-cell>
          <table:table-cell table:style-name="Table1.G2" office:value-type="string">
            <text:p text:style-name="P4">&lt;symbol&gt; <text:span text:style-name="T8">}</text:span> &lt;/symbol&gt;</text:p>
          </table:table-cell>
        </table:table-row>
      </table:table>
      <text:p text:style-name="Standard"/>
      <text:p text:style-name="P15">ClassVarDec: <text:span text:style-name="T17">CompileClassVarDec</text:span>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31">Static | Field</text:p>
          </table:table-cell>
          <table:table-cell table:style-name="Table2.A1" office:value-type="string">
            <text:p text:style-name="P32">type</text:p>
          </table:table-cell>
          <table:table-cell table:style-name="Table2.A1" office:value-type="string">
            <text:p text:style-name="P32">VarName <text:span text:style-name="T9">(only 1 variable but this can be repeat)</text:span></text:p>
          </table:table-cell>
          <table:table-cell table:style-name="Table2.D1" office:value-type="string">
            <text:p text:style-name="Table_20_Contents">;</text:p>
          </table:table-cell>
        </table:table-row>
        <table:table-row>
          <table:table-cell table:style-name="Table2.A2" office:value-type="string">
            <text:p text:style-name="P6">&lt;keyword&gt; static &lt;/keyword&gt;</text:p>
          </table:table-cell>
          <table:table-cell table:style-name="Table2.A2" office:value-type="string">
            <text:p text:style-name="P6">&lt;keyword&gt; boolean &lt;/keyword&gt;</text:p>
          </table:table-cell>
          <table:table-cell table:style-name="Table2.A2" office:value-type="string">
            <text:p text:style-name="P6">&lt;identifier&gt; test &lt;/identifier&gt;</text:p>
          </table:table-cell>
          <table:table-cell table:style-name="Table2.D2" office:value-type="string">
            <text:p text:style-name="P7">&lt;symbol&gt; ; &lt;/symbol&gt;</text:p>
          </table:table-cell>
        </table:table-row>
      </table:table>
      <text:p text:style-name="P15"/>
      <text:p text:style-name="P16">subroutineDec: <text:span text:style-name="T18">CompileSubRoutine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33">Const, fun, method</text:p>
          </table:table-cell>
          <table:table-cell table:style-name="Table3.A1" office:value-type="string">
            <text:p text:style-name="P34">void|type</text:p>
          </table:table-cell>
          <table:table-cell table:style-name="Table3.A1" office:value-type="string">
            <text:p text:style-name="P35">subRoutineName</text:p>
          </table:table-cell>
          <table:table-cell table:style-name="Table3.A1" office:value-type="string">
            <text:p text:style-name="P36">(</text:p>
          </table:table-cell>
          <table:table-cell table:style-name="Table3.A1" office:value-type="string">
            <text:p text:style-name="P36">ParameterList</text:p>
          </table:table-cell>
          <table:table-cell table:style-name="Table3.A1" office:value-type="string">
            <text:p text:style-name="P37">)</text:p>
            <text:p text:style-name="P36"/>
          </table:table-cell>
          <table:table-cell table:style-name="Table3.G1" office:value-type="string">
            <text:p text:style-name="P38">subRoutineBody</text:p>
          </table:table-cell>
        </table:table-row>
        <table:table-row>
          <table:table-cell table:style-name="Table3.A2" office:value-type="string">
            <text:p text:style-name="P44">&lt;keyword&gt; function &lt;/keyword&gt;</text:p>
          </table:table-cell>
          <table:table-cell table:style-name="Table3.A2" office:value-type="string">
            <text:p text:style-name="P8">&lt;keyword&gt; void &lt;/keyword&gt;</text:p>
          </table:table-cell>
          <table:table-cell table:style-name="Table3.A2" office:value-type="string">
            <text:p text:style-name="P9">&lt;identifier&gt; main &lt;/identifier&gt;</text:p>
          </table:table-cell>
          <table:table-cell table:style-name="Table3.A2" office:value-type="string">
            <text:p text:style-name="P10">&lt;symbol&gt; ( &lt;/symbol&gt;</text:p>
          </table:table-cell>
          <table:table-cell table:style-name="Table3.A2" office:value-type="string">
            <text:p text:style-name="P10">&lt;parameterList&gt;</text:p>
            <text:p text:style-name="P10">&lt;/parameterList&gt;</text:p>
          </table:table-cell>
          <table:table-cell table:style-name="Table3.A2" office:value-type="string">
            <text:p text:style-name="P11">&lt;symbol&gt; ) &lt;/symbol&gt;</text:p>
          </table:table-cell>
          <table:table-cell table:style-name="Table3.G2" office:value-type="string">
            <text:p text:style-name="P12">The teal</text:p>
          </table:table-cell>
        </table:table-row>
      </table:table>
      <text:p text:style-name="P16"/>
      <text:p text:style-name="P16"/>
      <text:p text:style-name="P20">ParameterList: <text:span text:style-name="T19">CompileParameterList</text:span></text:p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39">Type</text:p>
          </table:table-cell>
          <table:table-cell table:style-name="Table4.A1" office:value-type="string">
            <text:p text:style-name="P39">varName</text:p>
          </table:table-cell>
          <table:table-cell table:style-name="Table4.A1" office:value-type="string">
            <text:p text:style-name="Table_20_Contents">,</text:p>
          </table:table-cell>
          <table:table-cell table:style-name="Table4.A1" office:value-type="string">
            <text:p text:style-name="P40">Type <text:span text:style-name="T12">this can repeat</text:span></text:p>
          </table:table-cell>
          <table:table-cell table:style-name="Table4.E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21">&lt;keyword&gt; int &lt;/keyword&gt;</text:p>
          </table:table-cell>
          <table:table-cell table:style-name="Table4.A2" office:value-type="string">
            <text:p text:style-name="P21">&lt;identifier&gt; Ax &lt;/identifier&gt;</text:p>
          </table:table-cell>
          <table:table-cell table:style-name="Table4.A2" office:value-type="string">
            <text:p text:style-name="P22">&lt;symbol&gt; , &lt;/symbol&gt;</text:p>
          </table:table-cell>
          <table:table-cell table:style-name="Table4.A2" office:value-type="string">
            <text:p text:style-name="P22">&lt;keyword&gt; int &lt;/keyword&gt;</text:p>
          </table:table-cell>
          <table:table-cell table:style-name="Table4.E2" office:value-type="string">
            <text:p text:style-name="Table_20_Contents"/>
          </table:table-cell>
        </table:table-row>
      </table:table>
      <text:p text:style-name="P16"/>
      <text:p text:style-name="P23">subroutineBody: <text:span text:style-name="T18">Also under CompileSubRoutine</text:span></text:p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41">{</text:p>
          </table:table-cell>
          <table:table-cell table:style-name="Table5.A1" office:value-type="string">
            <text:p text:style-name="P41">VarDec* can repeat</text:p>
          </table:table-cell>
          <table:table-cell table:style-name="Table5.A1" office:value-type="string">
            <text:p text:style-name="P41">Statements</text:p>
          </table:table-cell>
          <table:table-cell table:style-name="Table5.D1" office:value-type="string">
            <text:p text:style-name="P42">}</text:p>
          </table:table-cell>
        </table:table-row>
        <table:table-row>
          <table:table-cell table:style-name="Table5.A2" office:value-type="string">
            <text:p text:style-name="P45">&lt;symbol&gt; { &lt;/symbol&gt;</text:p>
          </table:table-cell>
          <table:table-cell table:style-name="Table5.A2" office:value-type="string">
            <text:p text:style-name="P41">That purple</text:p>
          </table:table-cell>
          <table:table-cell table:style-name="Table5.A2" office:value-type="string">
            <text:p text:style-name="P42">That dark green</text:p>
          </table:table-cell>
          <table:table-cell table:style-name="Table5.D2" office:value-type="string">
            <text:p text:style-name="P13"><text:span text:style-name="T10">&lt;symbol&gt; </text:span><text:span text:style-name="T11">}</text:span><text:span text:style-name="T10"> &lt;/symbol&gt;</text:span></text:p>
          </table:table-cell>
        </table:table-row>
      </table:table>
      <text:p text:style-name="P23"/>
      <text:p text:style-name="P27">varDec: <text:span text:style-name="T19">CompileVarDec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row>
          <table:table-cell table:style-name="Table6.A1" office:value-type="string">
            <text:p text:style-name="P43">varDec</text:p>
          </table:table-cell>
          <table:table-cell table:style-name="Table6.A1" office:value-type="string">
            <text:p text:style-name="P43">Type*</text:p>
          </table:table-cell>
          <table:table-cell table:style-name="Table6.A1" office:value-type="string">
            <text:p text:style-name="P43">Type repeat</text:p>
          </table:table-cell>
          <table:table-cell table:style-name="Table6.A1" office:value-type="string">
            <text:p text:style-name="Table_20_Contents">;</text:p>
          </table:table-cell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/>
          </table:table-cell>
          <table:table-cell table:style-name="Table6.H1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25">&lt;keyword&gt; var &lt;/keyword&gt;</text:p>
          </table:table-cell>
          <table:table-cell table:style-name="Table6.A2" office:value-type="string">
            <text:p text:style-name="P25">&lt;identifier&gt; SquareGame &lt;/identifier&gt;</text:p>
          </table:table-cell>
          <table:table-cell table:style-name="Table6.A2" office:value-type="string">
            <text:p text:style-name="P25">&lt;identifier&gt; game &lt;/identifier&gt;</text:p>
          </table:table-cell>
          <table:table-cell table:style-name="Table6.A2" office:value-type="string">
            <text:p text:style-name="P25">&lt;symbol&gt; ; &lt;/symbol&gt;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H2" office:value-type="string">
            <text:p text:style-name="Table_20_Contents"/>
          </table:table-cell>
        </table:table-row>
      </table:table>
      <text:p text:style-name="P27"/>
      <text:p text:style-name="P16"><text:soft-page-break/></text:p>
      <text:p text:style-name="P50">Statements: CompileStatements</text:p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56">statement*</text:p>
          </table:table-cell>
          <table:table-cell table:style-name="Table7.B1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46"><text:span text:style-name="T14">&lt;letStatement&gt;</text:span></text:p>
            <text:p text:style-name="P46"><text:span text:style-name="T14">&lt;/letStatement&gt;</text:span></text:p>
          </table:table-cell>
          <table:table-cell table:style-name="Table7.B2" office:value-type="string">
            <text:p text:style-name="P47"><text:span text:style-name="T14">&lt;</text:span><text:span text:style-name="T15">do</text:span><text:span text:style-name="T14">Statement&gt;</text:span></text:p>
            <text:p text:style-name="P47"><text:span text:style-name="T14">&lt;/</text:span><text:span text:style-name="T15">do</text:span><text:span text:style-name="T14">Statement&gt;</text:span></text:p>
          </table:table-cell>
        </table:table-row>
      </table:table>
      <text:p text:style-name="P50"/>
      <text:p text:style-name="P51"><text:tab/>Do: CompileDo</text:p>
      <text:p text:style-name="P51"><text:tab/>Let: CompileLet</text:p>
      <table:table table:name="Table8" table:style-name="Table8">
        <table:table-column table:style-name="Table8.A"/>
        <table:table-column table:style-name="Table8.B" table:number-columns-repeated="5"/>
        <table:table-column table:style-name="Table8.A"/>
        <table:table-row>
          <table:table-cell table:style-name="Table8.A1" office:value-type="string">
            <text:p text:style-name="Table_20_Contents">‘<text:span text:style-name="T4">let</text:span><text:span text:style-name="T21">’</text:span></text:p>
          </table:table-cell>
          <table:table-cell table:style-name="Table8.A1" office:value-type="string">
            <text:p text:style-name="P57">VarName</text:p>
          </table:table-cell>
          <table:table-cell table:style-name="Table8.A1" office:value-type="string">
            <text:p text:style-name="Table_20_Contents">‘<text:span text:style-name="T22">{‘</text:span></text:p>
          </table:table-cell>
          <table:table-cell table:style-name="Table8.A1" office:value-type="string">
            <text:p text:style-name="Table_20_Contents">‘<text:span text:style-name="T22">}’</text:span></text:p>
          </table:table-cell>
          <table:table-cell table:style-name="Table8.A1" office:value-type="string">
            <text:p text:style-name="P58">“=”</text:p>
          </table:table-cell>
          <table:table-cell table:style-name="Table8.A1" office:value-type="string">
            <text:p text:style-name="P60">expression</text:p>
          </table:table-cell>
          <table:table-cell table:style-name="Table8.G1" office:value-type="string">
            <text:p text:style-name="P60">;</text:p>
          </table:table-cell>
        </table:table-row>
        <table:table-row>
          <table:table-cell table:style-name="Table8.A2" office:value-type="string">
            <text:p text:style-name="P54">&lt;keyword&gt; let &lt;/keyword&gt;</text:p>
          </table:table-cell>
          <table:table-cell table:style-name="Table8.A2" office:value-type="string">
            <text:p text:style-name="P54">&lt;identifier&gt; game &lt;/identifier&gt;</text:p>
          </table:table-cell>
          <table:table-cell table:style-name="Table8.A2" office:value-type="string">
            <text:p text:style-name="P59">None here</text:p>
          </table:table-cell>
          <table:table-cell table:style-name="Table8.A2" office:value-type="string">
            <text:p text:style-name="P59">None here</text:p>
          </table:table-cell>
          <table:table-cell table:style-name="Table8.A2" office:value-type="string">
            <text:p text:style-name="P55">&lt;symbol&gt; = &lt;/symbol&gt;</text:p>
          </table:table-cell>
          <table:table-cell table:style-name="Table8.A2" office:value-type="string">
            <text:p text:style-name="P60">&lt;expression&gt;</text:p>
            <text:p text:style-name="P60">ssdss</text:p>
            <text:p text:style-name="P60">&lt;/expression</text:p>
          </table:table-cell>
          <table:table-cell table:style-name="Table8.G2" office:value-type="string">
            <text:p text:style-name="P55">&lt;symbol&gt; ; &lt;/symbol&gt;</text:p>
          </table:table-cell>
        </table:table-row>
      </table:table>
      <text:p text:style-name="P51"/>
      <text:p text:style-name="P51"><text:tab/>While: CompileWhile</text:p>
      <text:p text:style-name="P51"><text:tab/>Return: CompileReturn</text:p>
      <text:p text:style-name="P51"><text:tab/>If: CompileIf</text:p>
      <text:p text:style-name="P53"/>
      <text:p text:style-name="P50"/>
      <text:p text:style-name="P52">Expression: CompileExpression</text:p>
      <text:p text:style-name="P52">Term: CompileTerm</text:p>
      <text:p text:style-name="P19"/>
      <text:p text:style-name="P52">ExpressionList: CompileExpressionList</text:p>
      <text:p text:style-name="P52"/>
      <text:p text:style-name="P19">&lt;parameterList&gt;</text:p>
      <text:p text:style-name="P19"><text:s text:c="6"/>&lt;keyword&gt; int &lt;/keyword&gt;</text:p>
      <text:p text:style-name="P19"><text:s text:c="6"/>&lt;identifier&gt; Ax &lt;/identifier&gt;</text:p>
      <text:p text:style-name="P19"><text:s text:c="6"/>&lt;symbol&gt; , &lt;/symbol&gt;</text:p>
      <text:p text:style-name="P19"><text:s text:c="6"/>&lt;keyword&gt; int &lt;/keyword&gt;</text:p>
      <text:p text:style-name="P19"><text:s text:c="6"/>&lt;identifier&gt; Ay &lt;/identifier&gt;</text:p>
      <text:p text:style-name="P19"><text:s text:c="6"/>&lt;symbol&gt; , &lt;/symbol&gt;</text:p>
      <text:p text:style-name="P19"><text:s text:c="6"/>&lt;keyword&gt; int &lt;/keyword&gt;</text:p>
      <text:p text:style-name="P19"><text:s text:c="6"/>&lt;identifier&gt; Asize &lt;/identifier&gt;</text:p>
      <text:p text:style-name="P17"><text:s text:c="4"/>&lt;/parameterList&gt;</text:p>
      <text:p text:style-name="P16"/>
      <text:p text:style-name="P16"/>
      <text:p text:style-name="Standard"/>
      <text:p text:style-name="Standard">&lt;class&gt;</text:p>
      <text:p text:style-name="Standard"><text:s text:c="2"/>&lt;keyword&gt; class &lt;/keyword&gt;</text:p>
      <text:p text:style-name="Standard"><text:s text:c="2"/>&lt;identifier&gt; Main &lt;/identifier&gt;</text:p>
      <text:p text:style-name="Standard"><text:s text:c="2"/>&lt;symbol&gt; { &lt;/symbol&gt;</text:p>
      <text:p text:style-name="Standard"><text:s text:c="2"/>&lt;classVarDec&gt;</text:p>
      <text:p text:style-name="P5"><text:s text:c="4"/>&lt;keyword&gt; static &lt;/keyword&gt;</text:p>
      <text:p text:style-name="P5"><text:s text:c="4"/>&lt;keyword&gt; boolean &lt;/keyword&gt;</text:p>
      <text:p text:style-name="P5"><text:s text:c="4"/>&lt;identifier&gt; test &lt;/identifier&gt;</text:p>
      <text:p text:style-name="P5"><text:s text:c="4"/>&lt;symbol&gt; ; &lt;/symbol&gt; <text:s/><text:span text:style-name="T6">#1</text:span></text:p>
      <text:p text:style-name="Standard"><text:s text:c="2"/>&lt;/classVarDec&gt;</text:p>
      <text:p text:style-name="Standard"><text:s text:c="2"/>&lt;subroutineDec&gt; <text:span text:style-name="T6">#2</text:span></text:p>
      <text:p text:style-name="Standard"><text:soft-page-break/><text:s/><text:span text:style-name="T7"><text:s text:c="3"/>&lt;keyword&gt; function &lt;/keyword&gt;</text:span></text:p>
      <text:p text:style-name="P5"><text:s text:c="4"/>&lt;keyword&gt; void &lt;/keyword&gt;</text:p>
      <text:p text:style-name="P5"><text:s text:c="4"/>&lt;identifier&gt; main &lt;/identifier&gt;</text:p>
      <text:p text:style-name="P5"><text:s text:c="4"/>&lt;symbol&gt; ( &lt;/symbol&gt;</text:p>
      <text:p text:style-name="P5"><text:s text:c="4"/>&lt;parameterList&gt;</text:p>
      <text:p text:style-name="P5"><text:s text:c="4"/>&lt;/parameterList&gt;</text:p>
      <text:p text:style-name="P5"><text:s text:c="4"/>&lt;symbol&gt; ) &lt;/symbol&gt;</text:p>
      <text:p text:style-name="P5"><text:s text:c="4"/>&lt;subroutineBody&gt;</text:p>
      <text:p text:style-name="P5"><text:s text:c="6"/><text:span text:style-name="T10">&lt;symbol&gt; { &lt;/symbol&gt;</text:span></text:p>
      <text:p text:style-name="P18"><text:s text:c="6"/>&lt;varDec&gt;</text:p>
      <text:p text:style-name="P18"><text:s text:c="8"/><text:span text:style-name="T13">&lt;keyword&gt; var &lt;/keyword&gt;</text:span></text:p>
      <text:p text:style-name="P24"><text:s text:c="8"/>&lt;identifier&gt; SquareGame &lt;/identifier&gt;</text:p>
      <text:p text:style-name="P24"><text:s text:c="8"/>&lt;identifier&gt; game &lt;/identifier&gt;</text:p>
      <text:p text:style-name="P24"><text:s text:c="8"/>&lt;symbol&gt; ; &lt;/symbol&gt;</text:p>
      <text:p text:style-name="P18"><text:s text:c="6"/>&lt;/varDec&gt;</text:p>
      <text:p text:style-name="P18"><text:s text:c="6"/>&lt;statements&gt; <text:span text:style-name="T20">sg#1</text:span></text:p>
      <text:p text:style-name="P18"><text:s text:c="8"/><text:span text:style-name="T14">&lt;letStatement&gt;</text:span></text:p>
      <text:p text:style-name="P26"><text:s text:c="10"/>&lt;keyword&gt; let &lt;/keyword&gt;</text:p>
      <text:p text:style-name="P26"><text:s text:c="10"/>&lt;identifier&gt; game &lt;/identifier&gt;</text:p>
      <text:p text:style-name="P26"><text:s text:c="10"/>&lt;symbol&gt; = &lt;/symbol&gt;</text:p>
      <text:p text:style-name="P26"><text:s text:c="10"/>&lt;expression&gt; <text:s/><text:span text:style-name="T23">ssdsd</text:span></text:p>
      <text:p text:style-name="P26"><text:s text:c="12"/>&lt;term&gt;</text:p>
      <text:p text:style-name="P26"><text:s text:c="14"/>&lt;identifier&gt; SquareGame &lt;/identifier&gt;</text:p>
      <text:p text:style-name="P26"><text:s text:c="14"/>&lt;symbol&gt; . &lt;/symbol&gt;</text:p>
      <text:p text:style-name="P26"><text:s text:c="14"/>&lt;identifier&gt; new &lt;/identifier&gt;</text:p>
      <text:p text:style-name="P26"><text:s text:c="14"/>&lt;symbol&gt; ( &lt;/symbol&gt;</text:p>
      <text:p text:style-name="P26"><text:s text:c="14"/>&lt;expressionList&gt;</text:p>
      <text:p text:style-name="P26"><text:s text:c="14"/>&lt;/expressionList&gt;</text:p>
      <text:p text:style-name="P26"><text:s text:c="14"/>&lt;symbol&gt; ) &lt;/symbol&gt;</text:p>
      <text:p text:style-name="P26"><text:s text:c="12"/>&lt;/term&gt;</text:p>
      <text:p text:style-name="P26"><text:s text:c="10"/>&lt;/expression&gt;</text:p>
      <text:p text:style-name="P26"><text:s text:c="10"/>&lt;symbol&gt; ; &lt;/symbol&gt;</text:p>
      <text:p text:style-name="P26"><text:s text:c="8"/>&lt;/letStatement&gt;</text:p>
      <text:p text:style-name="P26"><text:s text:c="8"/>&lt;doStatement&gt;</text:p>
      <text:p text:style-name="P26"><text:s text:c="10"/>&lt;keyword&gt; do &lt;/keyword&gt;</text:p>
      <text:p text:style-name="P26"><text:s text:c="10"/>&lt;identifier&gt; game &lt;/identifier&gt;</text:p>
      <text:p text:style-name="P26"><text:s text:c="10"/>&lt;symbol&gt; . &lt;/symbol&gt;</text:p>
      <text:p text:style-name="P26"><text:s text:c="10"/>&lt;identifier&gt; run &lt;/identifier&gt;</text:p>
      <text:p text:style-name="P26"><text:s text:c="10"/>&lt;symbol&gt; ( &lt;/symbol&gt;</text:p>
      <text:p text:style-name="P26"><text:s text:c="10"/>&lt;expressionList&gt;</text:p>
      <text:p text:style-name="P26"><text:s text:c="10"/>&lt;/expressionList&gt;</text:p>
      <text:p text:style-name="P26"><text:s text:c="10"/>&lt;symbol&gt; ) &lt;/symbol&gt;</text:p>
      <text:p text:style-name="P26"><text:s text:c="10"/>&lt;symbol&gt; ; &lt;/symbol&gt;</text:p>
      <text:p text:style-name="P26"><text:s text:c="8"/>&lt;/doStatement&gt;</text:p>
      <text:p text:style-name="P26"><text:s text:c="8"/>&lt;doStatement&gt;</text:p>
      <text:p text:style-name="P26"><text:s text:c="10"/>&lt;keyword&gt; do &lt;/keyword&gt;</text:p>
      <text:p text:style-name="P26"><text:s text:c="10"/>&lt;identifier&gt; game &lt;/identifier&gt;</text:p>
      <text:p text:style-name="P26"><text:s text:c="10"/>&lt;symbol&gt; . &lt;/symbol&gt;</text:p>
      <text:p text:style-name="P26"><text:s text:c="10"/>&lt;identifier&gt; dispose &lt;/identifier&gt;</text:p>
      <text:p text:style-name="P26"><text:soft-page-break/><text:s text:c="10"/>&lt;symbol&gt; ( &lt;/symbol&gt;</text:p>
      <text:p text:style-name="P26"><text:s text:c="10"/>&lt;expressionList&gt;</text:p>
      <text:p text:style-name="P26"><text:s text:c="10"/>&lt;/expressionList&gt;</text:p>
      <text:p text:style-name="P26"><text:s text:c="10"/>&lt;symbol&gt; ) &lt;/symbol&gt;</text:p>
      <text:p text:style-name="P26"><text:s text:c="10"/>&lt;symbol&gt; ; &lt;/symbol&gt;</text:p>
      <text:p text:style-name="P26"><text:s text:c="8"/>&lt;/doStatement&gt;</text:p>
      <text:p text:style-name="P26"><text:s text:c="8"/>&lt;returnStatement&gt;</text:p>
      <text:p text:style-name="P26"><text:s text:c="10"/>&lt;keyword&gt; return &lt;/keyword&gt;</text:p>
      <text:p text:style-name="P26"><text:s text:c="10"/>&lt;symbol&gt; ; &lt;/symbol&gt;</text:p>
      <text:p text:style-name="P26"><text:s text:c="8"/>&lt;/returnStatement&gt;</text:p>
      <text:p text:style-name="P18"><text:s text:c="6"/>&lt;/statements&gt;</text:p>
      <text:p text:style-name="P18"><text:s text:c="6"/>&lt;symbol&gt; } &lt;/symbol&gt;</text:p>
      <text:p text:style-name="P5"><text:span text:style-name="T10"><text:s text:c="4"/>&lt;</text:span>/subroutineBody&gt;</text:p>
      <text:p text:style-name="Standard"><text:s text:c="2"/>&lt;/subroutineDec&gt;</text:p>
      <text:p text:style-name="Standard"><text:s text:c="2"/>&lt;subroutineDec <text:s/><text:span text:style-name="T6">#3</text:span></text:p>
      <text:p text:style-name="Standard"><text:s text:c="4"/><text:span text:style-name="T7">&lt;keyword&gt; function &lt;/keyword&gt;</text:span></text:p>
      <text:p text:style-name="P5"><text:s text:c="4"/>&lt;keyword&gt; void &lt;/keyword&gt;</text:p>
      <text:p text:style-name="P5"><text:s text:c="4"/>&lt;identifier&gt; test &lt;/identifier&gt;</text:p>
      <text:p text:style-name="P5"><text:s text:c="4"/>&lt;symbol&gt; ( &lt;/symbol&gt;</text:p>
      <text:p text:style-name="P5"><text:s text:c="4"/>&lt;parameterList&gt;</text:p>
      <text:p text:style-name="P5"><text:s text:c="4"/>&lt;/parameterList&gt;</text:p>
      <text:p text:style-name="P5"><text:s text:c="4"/>&lt;symbol&gt; ) &lt;/symbol&gt;</text:p>
      <text:p text:style-name="P5"><text:s text:c="4"/>&lt;subroutineBody&gt;</text:p>
      <text:p text:style-name="P5"><text:s text:c="6"/>&lt;symbol&gt; { &lt;/symbol&gt;</text:p>
      <text:p text:style-name="P5"><text:s text:c="6"/>&lt;varDec&gt;</text:p>
      <text:p text:style-name="P5"><text:s text:c="8"/>&lt;keyword&gt; var &lt;/keyword&gt;</text:p>
      <text:p text:style-name="P5"><text:s text:c="8"/>&lt;keyword&gt; int &lt;/keyword&gt;</text:p>
      <text:p text:style-name="P5"><text:s text:c="8"/>&lt;identifier&gt; i &lt;/identifier&gt;</text:p>
      <text:p text:style-name="P5"><text:s text:c="8"/>&lt;symbol&gt; , &lt;/symbol&gt;</text:p>
      <text:p text:style-name="P5"><text:s text:c="8"/>&lt;identifier&gt; j &lt;/identifier&gt;</text:p>
      <text:p text:style-name="P5"><text:s text:c="8"/>&lt;symbol&gt; ; &lt;/symbol&gt;</text:p>
      <text:p text:style-name="P5"><text:s text:c="6"/>&lt;/varDec&gt;</text:p>
      <text:p text:style-name="P5"><text:s text:c="6"/>&lt;varDec&gt;</text:p>
      <text:p text:style-name="P5"><text:s text:c="8"/>&lt;keyword&gt; var &lt;/keyword&gt;</text:p>
      <text:p text:style-name="P5"><text:s text:c="8"/>&lt;identifier&gt; String &lt;/identifier&gt;</text:p>
      <text:p text:style-name="P5"><text:s text:c="8"/>&lt;identifier&gt; s &lt;/identifier&gt;</text:p>
      <text:p text:style-name="P5"><text:s text:c="8"/>&lt;symbol&gt; ; &lt;/symbol&gt;</text:p>
      <text:p text:style-name="P5"><text:s text:c="6"/>&lt;/varDec&gt;</text:p>
      <text:p text:style-name="P5"><text:s text:c="6"/>&lt;varDec&gt;</text:p>
      <text:p text:style-name="P5"><text:s text:c="8"/>&lt;keyword&gt; var &lt;/keyword&gt;</text:p>
      <text:p text:style-name="P5"><text:s text:c="8"/>&lt;identifier&gt; Array &lt;/identifier&gt;</text:p>
      <text:p text:style-name="P5"><text:s text:c="8"/>&lt;identifier&gt; a &lt;/identifier&gt;</text:p>
      <text:p text:style-name="P5"><text:s text:c="8"/>&lt;symbol&gt; ; &lt;/symbol&gt;</text:p>
      <text:p text:style-name="P5"><text:s text:c="6"/>&lt;/varDec&gt;</text:p>
      <text:p text:style-name="P5"><text:s text:c="6"/>&lt;statements&gt;</text:p>
      <text:p text:style-name="P5"><text:s text:c="8"/>&lt;ifStatement&gt;</text:p>
      <text:p text:style-name="P5"><text:s text:c="10"/>&lt;keyword&gt; if &lt;/keyword&gt;</text:p>
      <text:p text:style-name="P5"><text:s text:c="10"/>&lt;symbol&gt; ( &lt;/symbol&gt;</text:p>
      <text:p text:style-name="P5"><text:s text:c="10"/>&lt;expression&gt;</text:p>
      <text:p text:style-name="P5"><text:soft-page-break/><text:s text:c="12"/>&lt;term&gt;</text:p>
      <text:p text:style-name="P5"><text:s text:c="14"/>&lt;keyword&gt; false &lt;/keyword&gt;</text:p>
      <text:p text:style-name="P5"><text:s text:c="12"/>&lt;/term&gt;</text:p>
      <text:p text:style-name="P5"><text:s text:c="10"/>&lt;/expression&gt;</text:p>
      <text:p text:style-name="P5"><text:s text:c="10"/>&lt;symbol&gt; ) &lt;/symbol&gt;</text:p>
      <text:p text:style-name="P5"><text:s text:c="10"/>&lt;symbol&gt; { &lt;/symbol&gt;</text:p>
      <text:p text:style-name="P5"><text:s text:c="10"/>&lt;statements&gt;</text:p>
      <text:p text:style-name="P5"><text:s text:c="12"/>&lt;letStatement&gt;</text:p>
      <text:p text:style-name="P5"><text:s text:c="14"/>&lt;keyword&gt; let &lt;/keyword&gt;</text:p>
      <text:p text:style-name="P5"><text:s text:c="14"/>&lt;identifier&gt; s &lt;/identifier&gt;</text:p>
      <text:p text:style-name="P5"><text:s text:c="14"/>&lt;symbol&gt; = &lt;/symbol&gt;</text:p>
      <text:p text:style-name="P5"><text:s text:c="14"/>&lt;expression&gt;</text:p>
      <text:p text:style-name="P5"><text:s text:c="16"/>&lt;term&gt;</text:p>
      <text:p text:style-name="P5"><text:s text:c="18"/>&lt;stringConstant&gt; string constant &lt;/stringConstant&gt;</text:p>
      <text:p text:style-name="P5"><text:s text:c="16"/>&lt;/term&gt;</text:p>
      <text:p text:style-name="P5"><text:s text:c="14"/>&lt;/expression&gt;</text:p>
      <text:p text:style-name="P5"><text:s text:c="14"/>&lt;symbol&gt; ; &lt;/symbol&gt;</text:p>
      <text:p text:style-name="P5"><text:s text:c="12"/>&lt;/letStatement&gt;</text:p>
      <text:p text:style-name="P5"><text:s text:c="12"/>&lt;letStatement&gt;</text:p>
      <text:p text:style-name="P5"><text:s text:c="14"/>&lt;keyword&gt; let &lt;/keyword&gt;</text:p>
      <text:p text:style-name="P5"><text:s text:c="14"/>&lt;identifier&gt; s &lt;/identifier&gt;</text:p>
      <text:p text:style-name="P5"><text:s text:c="14"/>&lt;symbol&gt; = &lt;/symbol&gt;</text:p>
      <text:p text:style-name="P5"><text:s text:c="14"/>&lt;expression&gt;</text:p>
      <text:p text:style-name="P5"><text:s text:c="16"/>&lt;term&gt;</text:p>
      <text:p text:style-name="P5"><text:s text:c="18"/>&lt;keyword&gt; null &lt;/keyword&gt;</text:p>
      <text:p text:style-name="P5"><text:s text:c="16"/>&lt;/term&gt;</text:p>
      <text:p text:style-name="P5"><text:s text:c="14"/>&lt;/expression&gt;</text:p>
      <text:p text:style-name="P5"><text:s text:c="14"/>&lt;symbol&gt; ; &lt;/symbol&gt;</text:p>
      <text:p text:style-name="P5"><text:s text:c="12"/>&lt;/letStatement&gt;</text:p>
      <text:p text:style-name="P5"><text:s text:c="12"/>&lt;letStatement&gt;</text:p>
      <text:p text:style-name="P5"><text:s text:c="14"/>&lt;keyword&gt; let &lt;/keyword&gt;</text:p>
      <text:p text:style-name="P5"><text:s text:c="14"/>&lt;identifier&gt; a &lt;/identifier&gt;</text:p>
      <text:p text:style-name="P5"><text:s text:c="14"/>&lt;symbol&gt; [ &lt;/symbol&gt;</text:p>
      <text:p text:style-name="P5"><text:s text:c="14"/>&lt;expression&gt;</text:p>
      <text:p text:style-name="P5"><text:s text:c="16"/>&lt;term&gt;</text:p>
      <text:p text:style-name="P5"><text:s text:c="18"/>&lt;integerConstant&gt; 1 &lt;/integerConstant&gt;</text:p>
      <text:p text:style-name="P5"><text:s text:c="16"/>&lt;/term&gt;</text:p>
      <text:p text:style-name="P5"><text:s text:c="14"/>&lt;/expression&gt;</text:p>
      <text:p text:style-name="P5"><text:s text:c="14"/>&lt;symbol&gt; ] &lt;/symbol&gt;</text:p>
      <text:p text:style-name="P5"><text:s text:c="14"/>&lt;symbol&gt; = &lt;/symbol&gt;</text:p>
      <text:p text:style-name="P5"><text:s text:c="14"/>&lt;expression&gt;</text:p>
      <text:p text:style-name="P5"><text:s text:c="16"/>&lt;term&gt;</text:p>
      <text:p text:style-name="P5"><text:s text:c="18"/>&lt;identifier&gt; a &lt;/identifier&gt;</text:p>
      <text:p text:style-name="P5"><text:s text:c="18"/>&lt;symbol&gt; [ &lt;/symbol&gt;</text:p>
      <text:p text:style-name="P5"><text:s text:c="18"/>&lt;expression&gt;</text:p>
      <text:p text:style-name="P5"><text:s text:c="20"/>&lt;term&gt;</text:p>
      <text:p text:style-name="P5"><text:s text:c="22"/>&lt;integerConstant&gt; 2 &lt;/integerConstant&gt;</text:p>
      <text:p text:style-name="P5"><text:s text:c="20"/>&lt;/term&gt;</text:p>
      <text:p text:style-name="P5"><text:s text:c="18"/>&lt;/expression&gt;</text:p>
      <text:p text:style-name="P5"><text:soft-page-break/><text:s text:c="18"/>&lt;symbol&gt; ] &lt;/symbol&gt;</text:p>
      <text:p text:style-name="P5"><text:s text:c="16"/>&lt;/term&gt;</text:p>
      <text:p text:style-name="P5"><text:s text:c="14"/>&lt;/expression&gt;</text:p>
      <text:p text:style-name="P5"><text:s text:c="14"/>&lt;symbol&gt; ; &lt;/symbol&gt;</text:p>
      <text:p text:style-name="P5"><text:s text:c="12"/>&lt;/letStatement&gt;</text:p>
      <text:p text:style-name="P5"><text:s text:c="10"/>&lt;/statements&gt;</text:p>
      <text:p text:style-name="P5"><text:s text:c="10"/>&lt;symbol&gt; } &lt;/symbol&gt;</text:p>
      <text:p text:style-name="P5"><text:s text:c="10"/>&lt;keyword&gt; else &lt;/keyword&gt;</text:p>
      <text:p text:style-name="P5"><text:s text:c="10"/>&lt;symbol&gt; { &lt;/symbol&gt;</text:p>
      <text:p text:style-name="P5"><text:s text:c="10"/>&lt;statements&gt;</text:p>
      <text:p text:style-name="P5"><text:s text:c="12"/>&lt;letStatement&gt;</text:p>
      <text:p text:style-name="P5"><text:s text:c="14"/>&lt;keyword&gt; let &lt;/keyword&gt;</text:p>
      <text:p text:style-name="P5"><text:s text:c="14"/>&lt;identifier&gt; i &lt;/identifier&gt;</text:p>
      <text:p text:style-name="P5"><text:s text:c="14"/>&lt;symbol&gt; = &lt;/symbol&gt;</text:p>
      <text:p text:style-name="P5"><text:s text:c="14"/>&lt;expression&gt;</text:p>
      <text:p text:style-name="P5"><text:s text:c="16"/>&lt;term&gt;</text:p>
      <text:p text:style-name="P5"><text:s text:c="18"/>&lt;identifier&gt; i &lt;/identifier&gt;</text:p>
      <text:p text:style-name="P5"><text:s text:c="16"/>&lt;/term&gt;</text:p>
      <text:p text:style-name="P5"><text:s text:c="16"/>&lt;symbol&gt; * &lt;/symbol&gt;</text:p>
      <text:p text:style-name="P5"><text:s text:c="16"/>&lt;term&gt;</text:p>
      <text:p text:style-name="P5"><text:s text:c="18"/>&lt;symbol&gt; ( &lt;/symbol&gt;</text:p>
      <text:p text:style-name="P5"><text:s text:c="18"/>&lt;expression&gt;</text:p>
      <text:p text:style-name="P5"><text:s text:c="20"/>&lt;term&gt;</text:p>
      <text:p text:style-name="P5"><text:s text:c="22"/>&lt;symbol&gt; - &lt;/symbol&gt;</text:p>
      <text:p text:style-name="P5"><text:s text:c="22"/>&lt;term&gt;</text:p>
      <text:p text:style-name="P5"><text:s text:c="24"/>&lt;identifier&gt; j &lt;/identifier&gt;</text:p>
      <text:p text:style-name="P5"><text:s text:c="22"/>&lt;/term&gt;</text:p>
      <text:p text:style-name="P5"><text:s text:c="20"/>&lt;/term&gt;</text:p>
      <text:p text:style-name="P5"><text:s text:c="18"/>&lt;/expression&gt;</text:p>
      <text:p text:style-name="P5"><text:s text:c="18"/>&lt;symbol&gt; ) &lt;/symbol&gt;</text:p>
      <text:p text:style-name="P5"><text:s text:c="16"/>&lt;/term&gt;</text:p>
      <text:p text:style-name="P5"><text:s text:c="14"/>&lt;/expression&gt;</text:p>
      <text:p text:style-name="P5"><text:s text:c="14"/>&lt;symbol&gt; ; &lt;/symbol&gt;</text:p>
      <text:p text:style-name="P5"><text:s text:c="12"/>&lt;/letStatement&gt;</text:p>
      <text:p text:style-name="P5"><text:s text:c="12"/>&lt;letStatement&gt;</text:p>
      <text:p text:style-name="P5"><text:s text:c="14"/>&lt;keyword&gt; let &lt;/keyword&gt;</text:p>
      <text:p text:style-name="P5"><text:s text:c="14"/>&lt;identifier&gt; j &lt;/identifier&gt;</text:p>
      <text:p text:style-name="P5"><text:s text:c="14"/>&lt;symbol&gt; = &lt;/symbol&gt;</text:p>
      <text:p text:style-name="P5"><text:s text:c="14"/>&lt;expression&gt;</text:p>
      <text:p text:style-name="P5"><text:s text:c="16"/>&lt;term&gt;</text:p>
      <text:p text:style-name="P5"><text:s text:c="18"/>&lt;identifier&gt; j &lt;/identifier&gt;</text:p>
      <text:p text:style-name="P5"><text:s text:c="16"/>&lt;/term&gt;</text:p>
      <text:p text:style-name="P5"><text:s text:c="16"/>&lt;symbol&gt; / &lt;/symbol&gt;</text:p>
      <text:p text:style-name="P5"><text:s text:c="16"/>&lt;term&gt;</text:p>
      <text:p text:style-name="P5"><text:s text:c="18"/>&lt;symbol&gt; ( &lt;/symbol&gt;</text:p>
      <text:p text:style-name="P5"><text:s text:c="18"/>&lt;expression&gt;</text:p>
      <text:p text:style-name="P5"><text:s text:c="20"/>&lt;term&gt;</text:p>
      <text:p text:style-name="P5"><text:s text:c="22"/>&lt;symbol&gt; - &lt;/symbol&gt;</text:p>
      <text:p text:style-name="P5"><text:s text:c="22"/>&lt;term&gt;</text:p>
      <text:p text:style-name="P5"><text:soft-page-break/><text:s text:c="24"/>&lt;integerConstant&gt; 2 &lt;/integerConstant&gt;</text:p>
      <text:p text:style-name="P5"><text:s text:c="22"/>&lt;/term&gt;</text:p>
      <text:p text:style-name="P5"><text:s text:c="20"/>&lt;/term&gt;</text:p>
      <text:p text:style-name="P5"><text:s text:c="18"/>&lt;/expression&gt;</text:p>
      <text:p text:style-name="P5"><text:s text:c="18"/>&lt;symbol&gt; ) &lt;/symbol&gt;</text:p>
      <text:p text:style-name="P5"><text:s text:c="16"/>&lt;/term&gt;</text:p>
      <text:p text:style-name="P5"><text:s text:c="14"/>&lt;/expression&gt;</text:p>
      <text:p text:style-name="P5"><text:s text:c="14"/>&lt;symbol&gt; ; &lt;/symbol&gt;</text:p>
      <text:p text:style-name="P5"><text:s text:c="12"/>&lt;/letStatement&gt;</text:p>
      <text:p text:style-name="P5"><text:s text:c="12"/>&lt;letStatement&gt;</text:p>
      <text:p text:style-name="P5"><text:s text:c="14"/>&lt;keyword&gt; let &lt;/keyword&gt;</text:p>
      <text:p text:style-name="P5"><text:s text:c="14"/>&lt;identifier&gt; i &lt;/identifier&gt;</text:p>
      <text:p text:style-name="P5"><text:s text:c="14"/>&lt;symbol&gt; = &lt;/symbol&gt;</text:p>
      <text:p text:style-name="P5"><text:s text:c="14"/>&lt;expression&gt;</text:p>
      <text:p text:style-name="P5"><text:s text:c="16"/>&lt;term&gt;</text:p>
      <text:p text:style-name="P5"><text:s text:c="18"/>&lt;identifier&gt; i &lt;/identifier&gt;</text:p>
      <text:p text:style-name="P5"><text:s text:c="16"/>&lt;/term&gt;</text:p>
      <text:p text:style-name="P5"><text:s text:c="16"/>&lt;symbol&gt; | &lt;/symbol&gt;</text:p>
      <text:p text:style-name="P5"><text:s text:c="16"/>&lt;term&gt;</text:p>
      <text:p text:style-name="P5"><text:s text:c="18"/>&lt;identifier&gt; j &lt;/identifier&gt;</text:p>
      <text:p text:style-name="P5"><text:s text:c="16"/>&lt;/term&gt;</text:p>
      <text:p text:style-name="P5"><text:s text:c="14"/>&lt;/expression&gt;</text:p>
      <text:p text:style-name="P5"><text:s text:c="14"/>&lt;symbol&gt; ; &lt;/symbol&gt;</text:p>
      <text:p text:style-name="P5"><text:s text:c="12"/>&lt;/letStatement&gt;</text:p>
      <text:p text:style-name="P5"><text:s text:c="10"/>&lt;/statements&gt;</text:p>
      <text:p text:style-name="P5"><text:s text:c="10"/>&lt;symbol&gt; } &lt;/symbol&gt;</text:p>
      <text:p text:style-name="P5"><text:s text:c="8"/>&lt;/ifStatement&gt;</text:p>
      <text:p text:style-name="P5"><text:s text:c="8"/>&lt;returnStatement&gt;</text:p>
      <text:p text:style-name="P5"><text:s text:c="10"/>&lt;keyword&gt; return &lt;/keyword&gt;</text:p>
      <text:p text:style-name="P5"><text:s text:c="10"/>&lt;symbol&gt; ; &lt;/symbol&gt;</text:p>
      <text:p text:style-name="P5"><text:s text:c="8"/>&lt;/returnStatement&gt;</text:p>
      <text:p text:style-name="P5"><text:s text:c="6"/>&lt;/statements&gt;</text:p>
      <text:p text:style-name="P5"><text:s text:c="6"/>&lt;symbol&gt; } &lt;/symbol&gt;</text:p>
      <text:p text:style-name="P5"><text:s text:c="4"/>&lt;/subroutineBody&gt;</text:p>
      <text:p text:style-name="Standard"><text:s text:c="2"/>&lt;/subroutineDec&gt;</text:p>
      <text:p text:style-name="Standard"><text:s text:c="2"/>&lt;symbol&gt; } &lt;/symbol&gt;</text:p>
      <text:p text:style-name="Standard">&lt;/class&gt;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3T16:12:12.627000000</meta:creation-date>
    <dc:date>2020-05-14T01:08:57.724000000</dc:date>
    <meta:editing-duration>PT1H7M54S</meta:editing-duration>
    <meta:editing-cycles>43</meta:editing-cycles>
    <meta:generator>LibreOffice/6.4.3.2$Windows_X86_64 LibreOffice_project/747b5d0ebf89f41c860ec2a39efd7cb15b54f2d8</meta:generator>
    <meta:document-statistic meta:table-count="8" meta:image-count="0" meta:object-count="0" meta:page-count="7" meta:paragraph-count="358" meta:word-count="730" meta:character-count="9127" meta:non-whitespace-character-count="5916"/>
  </office:meta>
</office:document-meta>
</file>